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3.112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name="DejaVu Sans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DejaVu Sans"/>
    </style:style>
    <style:style style:name="ce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DejaVu Sans"/>
    </style:style>
    <style:style style:name="ce6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DejaVu Sans"/>
    </style:style>
    <style:style style:name="ce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0" style:family="table-cell" style:parent-style-name="Default" style:data-style-name="N108">
      <style:table-cell-properties fo:background-color="#b3b3b3" style:text-align-source="fix" style:repeat-content="false" fo:border="0.002cm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1" style:family="table-cell" style:parent-style-name="Default" style:data-style-name="N108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style:font-name="DejaVu Sans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fo:border="0.002cm solid #000000"/>
      <style:text-properties style:font-name="DejaVu Sans"/>
    </style:style>
    <style:style style:name="ce1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13"/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1" table:number-columns-repeated="1014" table:default-cell-style-name="ce8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2" office:value-type="string">
            <text:p>Mutex</text:p>
          </table:table-cell>
          <table:table-cell table:style-name="ce2"/>
          <table:table-cell table:style-name="ce11" office:value-type="float" office:value="0">
            <text:p>000</text:p>
          </table:table-cell>
          <table:table-cell table:style-name="ce2" office:value-type="string">
            <text:p>new Mutex-ID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"Request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1">
            <text:p>001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Set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">
            <text:p>002</text:p>
          </table:table-cell>
          <table:table-cell table:style-name="ce4" office:value-type="string">
            <text:p>Client-ID</text:p>
          </table:table-cell>
          <table:table-cell table:style-name="ce4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"Return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">
            <text:p>003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4">
            <text:p>004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5">
            <text:p>005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6">
            <text:p>006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7">
            <text:p>007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8">
            <text:p>008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9">
            <text:p>009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ommands</text:p>
          </table:table-cell>
          <table:table-cell table:style-name="ce9"/>
          <table:table-cell table:style-name="ce11" office:value-type="float" office:value="10">
            <text:p>010</text:p>
          </table:table-cell>
          <table:table-cell table:style-name="ce15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Report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11">
            <text:p>011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Reset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12">
            <text:p>012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Hybernate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13">
            <text:p>013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4">
            <text:p>014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5">
            <text:p>015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6">
            <text:p>016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7">
            <text:p>017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8">
            <text:p>018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9">
            <text:p>019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heel-Events</text:p>
          </table:table-cell>
          <table:table-cell table:style-name="ce9"/>
          <table:table-cell table:style-name="ce11" office:value-type="float" office:value="20">
            <text:p>020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Speed</text:p>
          </table:table-cell>
          <table:table-cell table:style-name="ce2" office:value-type="string">
            <text:p>Distance</text:p>
          </table:table-cell>
          <table:table-cell table:style-name="ce2" office:value-type="string">
            <text:p>Duration</text:p>
          </table:table-cell>
          <table:table-cell table:style-name="ce2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has_mov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1">
            <text:p>021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speed_reach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2">
            <text:p>022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direction_chang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3">
            <text:p>023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distance_cover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4">
            <text:p>024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status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5">
            <text:p>025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has_stopp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6">
            <text:p>026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5" office:value-type="string">
            <text:p>"turn_left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7">
            <text:p>027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5" office:value-type="string">
            <text:p>"turn_right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8">
            <text:p>028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29">
            <text:p>029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celerometer-Events</text:p>
          </table:table-cell>
          <table:table-cell table:style-name="ce9"/>
          <table:table-cell table:style-name="ce11" office:value-type="float" office:value="30">
            <text:p>03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2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has_mov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1">
            <text:p>031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kick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2">
            <text:p>032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tipp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2">
            <text:p>032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roll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4">
            <text:p>034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picked_up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5">
            <text:p>035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fallen_down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6">
            <text:p>036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has_stopp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7">
            <text:p>037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38">
            <text:p>038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39">
            <text:p>039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ED-Chain</text:p>
          </table:table-cell>
          <table:table-cell table:style-name="ce9"/>
          <table:table-cell table:style-name="ce11" office:value-type="float" office:value="40">
            <text:p>040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Intensity</text:p>
          </table:table-cell>
          <table:table-cell table:style-name="ce2" office:value-type="string">
            <text:p>Frequency</text:p>
          </table:table-cell>
          <table:table-cell table:style-name="ce2" office:value-type="string">
            <text:p>Duration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string">
            <text:p>"On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1">
            <text:p>041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"Fade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2">
            <text:p>042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"Blink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3">
            <text:p>043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"Off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4">
            <text:p>044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6" office:value-type="string">
            <text:p>"Default Pattern On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5">
            <text:p>045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>
            <text:p>"Default Pattern Off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6">
            <text:p>046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47">
            <text:p>047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48">
            <text:p>048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49">
            <text:p>049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...</text:p>
          </table:table-cell>
          <table:table-cell table:style-name="ce1" office:value-type="string">
            <text:p>61. Byte [63]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Test Cases</text:p>
          </table:table-cell>
          <table:table-cell table:style-name="ce2"/>
          <table:table-cell table:style-name="ce11" office:value-type="float" office:value="255">
            <text:p>255</text:p>
          </table:table-cell>
          <table:table-cell table:number-columns-repeated="5" table:style-name="ce2" office:value-type="string">
            <text:p>Test-Byte</text:p>
          </table:table-cell>
          <table:table-cell table:style-name="ce2" office:value-type="string">
            <text:p>Test-Bytes</text:p>
          </table:table-cell>
          <table:table-cell table:style-name="ce2" office:value-type="string">
            <text:p>Test-Byt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Test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55">
            <text:p>2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...</text:p>
          </table:table-cell>
          <table:table-cell table:style-name="ce4" office:value-type="float" office:value="60">
            <text:p>6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Test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55">
            <text:p>2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...</text:p>
          </table:table-cell>
          <table:table-cell table:style-name="ce4" office:value-type="float" office:value="60">
            <text:p>6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00">
            <text:p>200</text:p>
          </table:table-cell>
          <table:table-cell table:style-name="ce4" office:value-type="string">
            <text:p>Hash of data</text:p>
          </table:table-cell>
          <table:table-cell table:number-columns-repeated="6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00">
            <text:p>200</text:p>
          </table:table-cell>
          <table:table-cell table:style-name="ce4" office:value-type="string">
            <text:p>Hash of data</text:p>
          </table:table-cell>
          <table:table-cell table:number-columns-repeated="6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d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01">
            <text:p>201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d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01">
            <text:p>201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Not acknowledged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02">
            <text:p>202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Not acknowledged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02">
            <text:p>202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ot implemente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n progres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ne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5.07.2013</text:date>, <text:time>09:3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9M34S</meta:editing-duration>
    <meta:editing-cycles>37</meta:editing-cycles>
    <meta:generator>OpenOffice.org/3.4.1$Win32 OpenOffice.org_project/341m1$Build-9593</meta:generator>
    <dc:date>2013-07-05T09:35:32.42</dc:date>
    <meta:document-statistic meta:table-count="3" meta:cell-count="429" meta:object-count="0"/>
    <meta:user-defined meta:name="Info 1"/>
    <meta:user-defined meta:name="Info 2"/>
    <meta:user-defined meta:name="Info 3"/>
    <meta:user-defined meta:name="Info 4"/>
  </office:meta>
</office:document-meta>
</file>